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ExitSecurityManager.checkExit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ExitSecurityManager.checkPermission( Permission p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